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  <style:font-face style:name="Arial" svg:font-family="Arial"/>
    <style:font-face style:name="Calibri (Body)" svg:font-family="&quot;Calibri (Body)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" style:font-name-asian="Arial" style:font-name-complex="Arial"/>
    </style:style>
    <style:style style:name="ce6" style:family="table-cell" style:parent-style-name="Default" style:data-style-name="N3">
      <style:text-properties style:font-name="Arial" style:font-name-asian="Arial" style:font-name-complex="Arial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 (Body)" style:font-name-asian="Calibri (Body)" style:font-name-complex="Calibri (Body)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ackground-color="#4472C4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4472C4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4.73604166666667cm" style:use-optimal-column-width="true"/>
    </style:style>
    <style:style style:name="co4" style:family="table-column">
      <style:table-column-properties fo:break-before="auto" style:column-width="4.07458333333333cm" style:use-optimal-column-width="true"/>
    </style:style>
    <style:style style:name="co5" style:family="table-column">
      <style:table-column-properties fo:break-before="auto" style:column-width="2.301875cm" style:use-optimal-column-width="true"/>
    </style:style>
    <style:style style:name="co6" style:family="table-column">
      <style:table-column-properties fo:break-before="auto" style:column-width="2.16958333333333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2.32833333333333cm" style:use-optimal-column-width="true"/>
    </style:style>
    <style:style style:name="co10" style:family="table-column">
      <style:table-column-properties fo:break-before="auto" style:column-width="2.8575cm" style:use-optimal-column-width="true"/>
    </style:style>
    <style:style style:name="co11" style:family="table-column">
      <style:table-column-properties fo:break-before="auto" style:column-width="2.01083333333333cm" style:use-optimal-column-width="true"/>
    </style:style>
    <style:style style:name="co12" style:family="table-column">
      <style:table-column-properties fo:break-before="auto" style:column-width="2.24895833333333cm" style:use-optimal-column-width="true"/>
    </style:style>
    <style:style style:name="co13" style:family="table-column">
      <style:table-column-properties fo:break-before="auto" style:column-width="1.69333333333333cm" style:use-optimal-column-width="true"/>
    </style:style>
    <style:style style:name="co14" style:family="table-column">
      <style:table-column-properties fo:break-before="auto" style:column-width="1.93145833333333cm" style:use-optimal-column-width="true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3.01625cm" style:use-optimal-column-width="true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2.883958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47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6pt" style:use-optimal-row-height="false" fo:break-before="auto"/>
    </style:style>
    <style:style style:name="ro5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4" style:family="table-cell">
      <style:map style:condition="of:cell-content()&gt;0" style:apply-style-name="cf1"/>
      <style:map style:condition="of:cell-content()&gt;&quot;-&quot;" style:apply-style-name="cf1"/>
      <style:map style:condition="of:cell-content()&lt;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ance-bas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office:value-type="string" table:style-name="ce8">
            <text:p>EKS Subnet IP Usage Calculat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3" table:number-rows-spanned="1" table:style-name="ce9">
            <text:p>This tool calculates the number of IP addresses consumed by ENIs in an EKS cluster based on the comprising EC2 instances. Input fields are highlighted in blue</text:p>
          </table:table-cell>
          <table:covered-table-cell table:number-columns-repeated="2"/>
          <table:table-cell table:number-columns-repeated="16381" table:style-name="ce1"/>
        </table:table-row>
        <table:table-row table:style-name="ro3">
          <table:table-cell office:value-type="string" table:style-name="ce10">
            <text:p>Subnet Information: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2">
            <text:p>Subnet CIDR Size</text:p>
          </table:table-cell>
          <table:table-cell office:value-type="float" office:value="23" table:style-name="ce1">
            <text:p>2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otal Available IP Addresses</text:p>
          </table:table-cell>
          <table:table-cell office:value-type="float" office:value="510" table:formula="of:=COM.MICROSOFT.XLOOKUP([.B4];[CidrData.$A$2:.$A$31];[CidrData.$B$2:.$B$31])" table:style-name="ce1">
            <text:p>510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Calculation Results: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Number of IPs Used</text:p>
          </table:table-cell>
          <table:table-cell office:value-type="float" office:value="351" table:formula="of:=SUM(['instance-based'.$N$23:.$N$24])" table:style-name="ce1">
            <text:p>35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Number of Pods Hosted</text:p>
          </table:table-cell>
          <table:table-cell office:value-type="float" office:value="230" table:formula="of:=SUM(['instance-based'.$O$23:.$O$24])" table:style-name="ce1">
            <text:p>23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3">
            <text:p># of Subnet IPs Remaining</text:p>
          </table:table-cell>
          <table:table-cell office:value-type="float" office:value="159" table:formula="of:=[.B5]-[.B8]" table:style-name="ce14">
            <text:p>159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0">
            <text:p>Cluster Configuration: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2">
            <text:p>WARM_ENI_TARG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7">
            <text:p>Host Networking IPs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Daemonset Pods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string" table:number-columns-spanned="1" table:number-rows-spanned="7" table:style-name="ce13">
            <text:p>Note: Values slightly over a whole number (3.1 vs 3) are associated with excess IP usage</text:p>
          </table:table-cell>
          <table:table-cell table:number-columns-repeated="16376"/>
        </table:table-row>
        <table:table-row table:style-name="ro3">
          <table:table-cell table:number-columns-repeated="7" table:style-name="ce1"/>
          <table:covered-table-cell/>
          <table:table-cell table:number-columns-repeated="16376"/>
        </table:table-row>
        <table:table-row table:style-name="ro3">
          <table:table-cell office:value-type="string" table:style-name="ce10">
            <text:p>Unsupported Configurations:</text:p>
          </table:table-cell>
          <table:table-cell table:number-columns-repeated="6" table:style-name="ce1"/>
          <table:covered-table-cell/>
          <table:table-cell table:number-columns-repeated="16376" table:style-name="ce1"/>
        </table:table-row>
        <table:table-row table:style-name="ro3">
          <table:table-cell office:value-type="string" table:style-name="ce1">
            <text:p>WARM_IP_TARGET</text:p>
          </table:table-cell>
          <table:table-cell table:number-columns-repeated="6" table:style-name="ce1"/>
          <table:covered-table-cell/>
          <table:table-cell table:number-columns-repeated="16376" table:style-name="ce1"/>
        </table:table-row>
        <table:table-row table:style-name="ro4">
          <table:table-cell office:value-type="string" table:style-name="ce1">
            <text:p>MINIMUM_IP_TARGET</text:p>
          </table:table-cell>
          <table:table-cell table:number-columns-repeated="6" table:style-name="ce1"/>
          <table:covered-table-cell/>
          <table:table-cell table:number-columns-repeated="16376" table:style-name="ce1"/>
        </table:table-row>
        <table:table-row table:style-name="ro3">
          <table:table-cell office:value-type="string" table:style-name="ce1">
            <text:p>Prefix Delegation</text:p>
          </table:table-cell>
          <table:table-cell table:number-columns-repeated="6" table:style-name="ce1"/>
          <table:covered-table-cell/>
          <table:table-cell table:number-columns-repeated="16376" table:style-name="ce1"/>
        </table:table-row>
        <table:table-row table:style-name="ro3">
          <table:table-cell table:number-columns-repeated="7" table:style-name="ce1"/>
          <table:covered-table-cell/>
          <table:table-cell table:number-columns-repeated="16376" table:style-name="ce1"/>
        </table:table-row>
        <table:table-row table:style-name="ro3">
          <table:table-cell office:value-type="string" table:style-name="ce11">
            <text:p>instance type</text:p>
          </table:table-cell>
          <table:table-cell office:value-type="string" table:style-name="ce11">
            <text:p># of Instances</text:p>
          </table:table-cell>
          <table:table-cell office:value-type="string" table:style-name="ce11">
            <text:p>Target Workload Pods per Node</text:p>
          </table:table-cell>
          <table:table-cell office:value-type="string" table:style-name="ce3">
            <text:p>Max ENIs per Instance (PI)</text:p>
          </table:table-cell>
          <table:table-cell office:value-type="string" table:style-name="ce3">
            <text:p>IPs per ENI PI</text:p>
          </table:table-cell>
          <table:table-cell office:value-type="string" table:style-name="ce3">
            <text:p>Max Pods PI</text:p>
          </table:table-cell>
          <table:table-cell office:value-type="string" table:style-name="ce3">
            <text:p>Max IPv4 PI</text:p>
          </table:table-cell>
          <table:table-cell office:value-type="string" table:style-name="ce3">
            <text:p>Raw ENIs needed PI</text:p>
          </table:table-cell>
          <table:table-cell office:value-type="string" table:style-name="ce3">
            <text:p>in use ENIs PI</text:p>
          </table:table-cell>
          <table:table-cell office:value-type="string" table:style-name="ce3">
            <text:p>with warm ENI PI</text:p>
          </table:table-cell>
          <table:table-cell office:value-type="string" table:style-name="ce3">
            <text:p>Actual IPs PI</text:p>
          </table:table-cell>
          <table:table-cell office:value-type="string" table:style-name="ce3">
            <text:p>Used IPs PI</text:p>
          </table:table-cell>
          <table:table-cell office:value-type="string" table:style-name="ce3">
            <text:p>Total Pods PI</text:p>
          </table:table-cell>
          <table:table-cell office:value-type="string" table:style-name="ce3">
            <text:p>IPs Total</text:p>
          </table:table-cell>
          <table:table-cell office:value-type="string" table:style-name="ce3">
            <text:p>Pods Total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m5.12xlarge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8" table:formula="of:=COM.MICROSOFT.XLOOKUP(['instance-based'.$A23];[maxENI.$C$2:.$C$498];[maxENI.$B$2:.$B$498])" table:style-name="ce1">
            <text:p>8</text:p>
          </table:table-cell>
          <table:table-cell office:value-type="float" office:value="30" table:formula="of:=COM.MICROSOFT.XLOOKUP(['instance-based'.$A23];[maxENI.$C$2:.$C$498];[maxENI.$A$2:.$A$498])" table:style-name="ce1">
            <text:p>30</text:p>
          </table:table-cell>
          <table:table-cell office:value-type="float" office:value="234" table:formula="of:=COM.MICROSOFT.XLOOKUP(['instance-based'.$A23];[maxPods.$A$2:.$A$1048576];[maxPods.$B$2:.$B$1048576])" table:style-name="ce1">
            <text:p>234</text:p>
          </table:table-cell>
          <table:table-cell office:value-type="float" office:value="240" table:formula="of:=['instance-based'.$D23]*['instance-based'.$E23]" table:style-name="ce1">
            <text:p>240</text:p>
          </table:table-cell>
          <table:table-cell office:value-type="float" office:value="3.3333333333333335" table:formula="of:=['instance-based'.$C23]/['instance-based'.$E23]" table:style-name="ce1">
            <text:p>3.333333333</text:p>
          </table:table-cell>
          <table:table-cell office:value-type="float" office:value="4" table:formula="of:=CEILING(['instance-based'.$C23]/['instance-based'.$E23])" table:style-name="ce1">
            <text:p>4</text:p>
          </table:table-cell>
          <table:table-cell office:value-type="float" office:value="5" table:formula="of:=['instance-based'.$I23]+$$WARM_ENI_TARGET" table:style-name="ce1">
            <text:p>5</text:p>
          </table:table-cell>
          <table:table-cell office:value-type="float" office:value="102" table:formula="of:=['instance-based'.$C23]+[.$B$14]" table:style-name="ce1">
            <text:p>102</text:p>
          </table:table-cell>
          <table:table-cell office:value-type="float" office:value="152" table:formula="of:=['instance-based'.$J23]*['instance-based'.$E23]+[.$B$14]" table:style-name="ce1">
            <text:p>152</text:p>
          </table:table-cell>
          <table:table-cell office:value-type="float" office:value="200" table:formula="of:=['instance-based'.$C23]*['instance-based'.$B23]" table:style-name="ce1">
            <text:p>200</text:p>
          </table:table-cell>
          <table:table-cell office:value-type="float" office:value="304" table:formula="of:=['instance-based'.$L23]*['instance-based'.$B23]" table:style-name="ce1">
            <text:p>304</text:p>
          </table:table-cell>
          <table:table-cell office:value-type="float" office:value="200" table:formula="of:=['instance-based'.$C23]*['instance-based'.$B23]" table:style-name="ce1">
            <text:p>200</text:p>
          </table:table-cell>
          <table:table-cell table:number-columns-repeated="16369"/>
        </table:table-row>
        <table:table-row table:style-name="ro3">
          <table:table-cell office:value-type="string" table:style-name="ce1">
            <text:p>c5.2xlarge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" table:formula="of:=COM.MICROSOFT.XLOOKUP(['instance-based'.$A24];[maxENI.$C$2:.$C$498];[maxENI.$B$2:.$B$498])" table:style-name="ce1">
            <text:p>4</text:p>
          </table:table-cell>
          <table:table-cell office:value-type="float" office:value="15" table:formula="of:=COM.MICROSOFT.XLOOKUP(['instance-based'.$A24];[maxENI.$C$2:.$C$498];[maxENI.$A$2:.$A$498])" table:style-name="ce1">
            <text:p>15</text:p>
          </table:table-cell>
          <table:table-cell office:value-type="float" office:value="58" table:formula="of:=COM.MICROSOFT.XLOOKUP(['instance-based'.$A24];[maxPods.$A$2:.$A$1048576];[maxPods.$B$2:.$B$1048576])" table:style-name="ce1">
            <text:p>58</text:p>
          </table:table-cell>
          <table:table-cell office:value-type="float" office:value="60" table:formula="of:=['instance-based'.$D24]*['instance-based'.$E24]" table:style-name="ce1">
            <text:p>60</text:p>
          </table:table-cell>
          <table:table-cell office:value-type="float" office:value="2" table:formula="of:=['instance-based'.$C24]/['instance-based'.$E24]" table:style-name="ce1">
            <text:p>2</text:p>
          </table:table-cell>
          <table:table-cell office:value-type="float" office:value="2" table:formula="of:=CEILING(['instance-based'.$C24]/['instance-based'.$E24])" table:style-name="ce1">
            <text:p>2</text:p>
          </table:table-cell>
          <table:table-cell office:value-type="float" office:value="3" table:formula="of:=['instance-based'.$I24]+$$WARM_ENI_TARGET" table:style-name="ce1">
            <text:p>3</text:p>
          </table:table-cell>
          <table:table-cell office:value-type="float" office:value="32" table:formula="of:=['instance-based'.$C24]+[.$B$14]" table:style-name="ce1">
            <text:p>32</text:p>
          </table:table-cell>
          <table:table-cell office:value-type="float" office:value="47" table:formula="of:=['instance-based'.$J24]*['instance-based'.$E24]+[.$B$14]" table:style-name="ce1">
            <text:p>47</text:p>
          </table:table-cell>
          <table:table-cell office:value-type="float" office:value="30" table:formula="of:=['instance-based'.$C24]*['instance-based'.$B24]" table:style-name="ce1">
            <text:p>30</text:p>
          </table:table-cell>
          <table:table-cell office:value-type="float" office:value="47" table:formula="of:=['instance-based'.$L24]*['instance-based'.$B24]" table:style-name="ce1">
            <text:p>47</text:p>
          </table:table-cell>
          <table:table-cell office:value-type="float" office:value="30" table:formula="of:=['instance-based'.$C24]*['instance-based'.$B24]" table:style-name="ce1">
            <text:p>30</text:p>
          </table:table-cell>
          <table:table-cell table:number-columns-repeated="16369"/>
        </table:table-row>
        <table:table-row table:number-rows-repeated="1048552" table:style-name="ro3">
          <table:table-cell table:number-columns-repeated="16384"/>
        </table:table-row>
      </table:table>
      <table:table table:name="CidrData" table:style-name="ta1">
        <table:table-column table:style-name="co15" table:default-cell-style-name="ce1"/>
        <table:table-column table:style-name="co16" table:default-cell-style-name="ce1"/>
        <table:table-column table:style-name="co15" table:number-columns-repeated="16382" table:default-cell-style-name="ce1"/>
        <table:table-row table:style-name="ro3">
          <table:table-cell office:value-type="string" table:style-name="ce4">
            <text:p>size</text:p>
          </table:table-cell>
          <table:table-cell office:value-type="string" table:style-name="ce4">
            <text:p>number of ips</text:p>
          </table:table-cell>
          <table:table-cell table:number-columns-repeated="16382"/>
        </table:table-row>
        <table:table-row table:style-name="ro3">
          <table:table-cell office:value-type="float" office:value="1" table:style-name="ce5">
            <text:p>1</text:p>
          </table:table-cell>
          <table:table-cell office:value-type="float" office:value="2147483646" table:style-name="ce6">
            <text:p>2,147,483,646</text:p>
          </table:table-cell>
          <table:table-cell table:number-columns-repeated="16382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float" office:value="1073741822" table:style-name="ce6">
            <text:p>1,073,741,822</text:p>
          </table:table-cell>
          <table:table-cell table:number-columns-repeated="16382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float" office:value="536870910" table:style-name="ce6">
            <text:p>536,870,910</text:p>
          </table:table-cell>
          <table:table-cell table:number-columns-repeated="16382"/>
        </table:table-row>
        <table:table-row table:style-name="ro3">
          <table:table-cell office:value-type="float" office:value="4" table:style-name="ce5">
            <text:p>4</text:p>
          </table:table-cell>
          <table:table-cell office:value-type="float" office:value="268435454" table:style-name="ce6">
            <text:p>268,435,454</text:p>
          </table:table-cell>
          <table:table-cell table:number-columns-repeated="16382"/>
        </table:table-row>
        <table:table-row table:style-name="ro3">
          <table:table-cell office:value-type="float" office:value="5" table:style-name="ce5">
            <text:p>5</text:p>
          </table:table-cell>
          <table:table-cell office:value-type="float" office:value="134217726" table:style-name="ce6">
            <text:p>134,217,726</text:p>
          </table:table-cell>
          <table:table-cell table:number-columns-repeated="16382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float" office:value="67108862" table:style-name="ce6">
            <text:p>67,108,862</text:p>
          </table:table-cell>
          <table:table-cell table:number-columns-repeated="16382"/>
        </table:table-row>
        <table:table-row table:style-name="ro3">
          <table:table-cell office:value-type="float" office:value="7" table:style-name="ce5">
            <text:p>7</text:p>
          </table:table-cell>
          <table:table-cell office:value-type="float" office:value="33554430" table:style-name="ce6">
            <text:p>33,554,430</text:p>
          </table:table-cell>
          <table:table-cell table:number-columns-repeated="16382"/>
        </table:table-row>
        <table:table-row table:style-name="ro3">
          <table:table-cell office:value-type="float" office:value="8" table:style-name="ce5">
            <text:p>8</text:p>
          </table:table-cell>
          <table:table-cell office:value-type="float" office:value="16777214" table:style-name="ce6">
            <text:p>16,777,214</text:p>
          </table:table-cell>
          <table:table-cell table:number-columns-repeated="16382"/>
        </table:table-row>
        <table:table-row table:style-name="ro3">
          <table:table-cell office:value-type="float" office:value="9" table:style-name="ce5">
            <text:p>9</text:p>
          </table:table-cell>
          <table:table-cell office:value-type="float" office:value="8388606" table:style-name="ce6">
            <text:p>8,388,606</text:p>
          </table:table-cell>
          <table:table-cell table:number-columns-repeated="16382"/>
        </table:table-row>
        <table:table-row table:style-name="ro3">
          <table:table-cell office:value-type="float" office:value="10" table:style-name="ce5">
            <text:p>10</text:p>
          </table:table-cell>
          <table:table-cell office:value-type="float" office:value="4194302" table:style-name="ce6">
            <text:p>4,194,302</text:p>
          </table:table-cell>
          <table:table-cell table:number-columns-repeated="16382"/>
        </table:table-row>
        <table:table-row table:style-name="ro3">
          <table:table-cell office:value-type="float" office:value="11" table:style-name="ce5">
            <text:p>11</text:p>
          </table:table-cell>
          <table:table-cell office:value-type="float" office:value="2097150" table:style-name="ce6">
            <text:p>2,097,150</text:p>
          </table:table-cell>
          <table:table-cell table:number-columns-repeated="16382"/>
        </table:table-row>
        <table:table-row table:style-name="ro3">
          <table:table-cell office:value-type="float" office:value="12" table:style-name="ce5">
            <text:p>12</text:p>
          </table:table-cell>
          <table:table-cell office:value-type="float" office:value="1048574" table:style-name="ce6">
            <text:p>1,048,574</text:p>
          </table:table-cell>
          <table:table-cell table:number-columns-repeated="16382"/>
        </table:table-row>
        <table:table-row table:style-name="ro3">
          <table:table-cell office:value-type="float" office:value="13" table:style-name="ce5">
            <text:p>13</text:p>
          </table:table-cell>
          <table:table-cell office:value-type="float" office:value="524286" table:style-name="ce6">
            <text:p>524,286</text:p>
          </table:table-cell>
          <table:table-cell table:number-columns-repeated="16382"/>
        </table:table-row>
        <table:table-row table:style-name="ro3">
          <table:table-cell office:value-type="float" office:value="14" table:style-name="ce5">
            <text:p>14</text:p>
          </table:table-cell>
          <table:table-cell office:value-type="float" office:value="262142" table:style-name="ce6">
            <text:p>262,142</text:p>
          </table:table-cell>
          <table:table-cell table:number-columns-repeated="16382"/>
        </table:table-row>
        <table:table-row table:style-name="ro3">
          <table:table-cell office:value-type="float" office:value="15" table:style-name="ce5">
            <text:p>15</text:p>
          </table:table-cell>
          <table:table-cell office:value-type="float" office:value="131070" table:style-name="ce6">
            <text:p>131,070</text:p>
          </table:table-cell>
          <table:table-cell table:number-columns-repeated="16382"/>
        </table:table-row>
        <table:table-row table:style-name="ro3">
          <table:table-cell office:value-type="float" office:value="16" table:style-name="ce5">
            <text:p>16</text:p>
          </table:table-cell>
          <table:table-cell office:value-type="float" office:value="65534" table:style-name="ce6">
            <text:p>65,534</text:p>
          </table:table-cell>
          <table:table-cell table:number-columns-repeated="16382"/>
        </table:table-row>
        <table:table-row table:style-name="ro3">
          <table:table-cell office:value-type="float" office:value="17" table:style-name="ce5">
            <text:p>17</text:p>
          </table:table-cell>
          <table:table-cell office:value-type="float" office:value="32766" table:style-name="ce6">
            <text:p>32,766</text:p>
          </table:table-cell>
          <table:table-cell table:number-columns-repeated="16382"/>
        </table:table-row>
        <table:table-row table:style-name="ro3">
          <table:table-cell office:value-type="float" office:value="18" table:style-name="ce5">
            <text:p>18</text:p>
          </table:table-cell>
          <table:table-cell office:value-type="float" office:value="16382" table:style-name="ce6">
            <text:p>16,382</text:p>
          </table:table-cell>
          <table:table-cell table:number-columns-repeated="16382"/>
        </table:table-row>
        <table:table-row table:style-name="ro3">
          <table:table-cell office:value-type="float" office:value="19" table:style-name="ce5">
            <text:p>19</text:p>
          </table:table-cell>
          <table:table-cell office:value-type="float" office:value="8190" table:style-name="ce6">
            <text:p>8,190</text:p>
          </table:table-cell>
          <table:table-cell table:number-columns-repeated="16382"/>
        </table:table-row>
        <table:table-row table:style-name="ro3">
          <table:table-cell office:value-type="float" office:value="20" table:style-name="ce5">
            <text:p>20</text:p>
          </table:table-cell>
          <table:table-cell office:value-type="float" office:value="4094" table:style-name="ce6">
            <text:p>4,094</text:p>
          </table:table-cell>
          <table:table-cell table:number-columns-repeated="16382"/>
        </table:table-row>
        <table:table-row table:style-name="ro3">
          <table:table-cell office:value-type="float" office:value="21" table:style-name="ce5">
            <text:p>21</text:p>
          </table:table-cell>
          <table:table-cell office:value-type="float" office:value="2046" table:style-name="ce6">
            <text:p>2,046</text:p>
          </table:table-cell>
          <table:table-cell table:number-columns-repeated="16382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float" office:value="1022" table:style-name="ce6">
            <text:p>1,022</text:p>
          </table:table-cell>
          <table:table-cell table:number-columns-repeated="16382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float" office:value="510" table:style-name="ce5">
            <text:p>510</text:p>
          </table:table-cell>
          <table:table-cell table:number-columns-repeated="16382"/>
        </table:table-row>
        <table:table-row table:style-name="ro3">
          <table:table-cell office:value-type="float" office:value="24" table:style-name="ce5">
            <text:p>24</text:p>
          </table:table-cell>
          <table:table-cell office:value-type="float" office:value="254" table:style-name="ce5">
            <text:p>254</text:p>
          </table:table-cell>
          <table:table-cell table:number-columns-repeated="16382"/>
        </table:table-row>
        <table:table-row table:style-name="ro3">
          <table:table-cell office:value-type="float" office:value="25" table:style-name="ce5">
            <text:p>25</text:p>
          </table:table-cell>
          <table:table-cell office:value-type="float" office:value="126" table:style-name="ce5">
            <text:p>126</text:p>
          </table:table-cell>
          <table:table-cell table:number-columns-repeated="16382"/>
        </table:table-row>
        <table:table-row table:style-name="ro3">
          <table:table-cell office:value-type="float" office:value="26" table:style-name="ce5">
            <text:p>26</text:p>
          </table:table-cell>
          <table:table-cell office:value-type="float" office:value="62" table:style-name="ce5">
            <text:p>62</text:p>
          </table:table-cell>
          <table:table-cell table:number-columns-repeated="16382"/>
        </table:table-row>
        <table:table-row table:style-name="ro3">
          <table:table-cell office:value-type="float" office:value="27" table:style-name="ce5">
            <text:p>27</text:p>
          </table:table-cell>
          <table:table-cell office:value-type="float" office:value="30" table:style-name="ce5">
            <text:p>30</text:p>
          </table:table-cell>
          <table:table-cell table:number-columns-repeated="16382"/>
        </table:table-row>
        <table:table-row table:style-name="ro3">
          <table:table-cell office:value-type="float" office:value="28" table:style-name="ce5">
            <text:p>28</text:p>
          </table:table-cell>
          <table:table-cell office:value-type="float" office:value="14" table:style-name="ce5">
            <text:p>14</text:p>
          </table:table-cell>
          <table:table-cell table:number-columns-repeated="16382"/>
        </table:table-row>
        <table:table-row table:style-name="ro3">
          <table:table-cell office:value-type="float" office:value="29" table:style-name="ce5">
            <text:p>29</text:p>
          </table:table-cell>
          <table:table-cell office:value-type="float" office:value="6" table:style-name="ce5">
            <text:p>6</text:p>
          </table:table-cell>
          <table:table-cell table:number-columns-repeated="16382"/>
        </table:table-row>
        <table:table-row table:style-name="ro3">
          <table:table-cell office:value-type="float" office:value="30" table:style-name="ce5">
            <text:p>30</text:p>
          </table:table-cell>
          <table:table-cell office:value-type="float" office:value="2" table:style-name="ce5">
            <text:p>2</text:p>
          </table:table-cell>
          <table:table-cell table:number-columns-repeated="16382"/>
        </table:table-row>
        <table:table-row table:number-rows-repeated="1048545" table:style-name="ro3">
          <table:table-cell table:number-columns-repeated="16384"/>
        </table:table-row>
      </table:table>
      <table:table table:name="maxPods" table:style-name="ta1">
        <table:table-column table:style-name="co17" table:default-cell-style-name="ce1"/>
        <table:table-column table:style-name="co18" table:default-cell-style-name="ce1"/>
        <table:table-column table:style-name="co15" table:number-columns-repeated="16382" table:default-cell-style-name="ce1"/>
        <table:table-row table:style-name="ro3">
          <table:table-cell office:value-type="string" table:style-name="ce3">
            <text:p>instance type</text:p>
          </table:table-cell>
          <table:table-cell office:value-type="string" table:style-name="ce3">
            <text:p>max pods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a1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a1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a1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a1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a1.metal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a1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1.medium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1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3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3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3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3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3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4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4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4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4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4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.18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.9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d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d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d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d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a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d.18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d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d.9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d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n.18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n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n.9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n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5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3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48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a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d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d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d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d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n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n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n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n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n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g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3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6i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c2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cr1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2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2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2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2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.2xlarge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.4xlarge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.8xlarge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.xlarge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en.12xlarge</text:p>
          </table:table-cell>
          <table:table-cell office:value-type="float" office:value="89" table:style-name="ce1">
            <text:p>8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en.2xlarge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en.4xlarge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en.6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en.8xlarge</text:p>
          </table:table-cell>
          <table:table-cell office:value-type="float" office:value="78" table:style-name="ce1">
            <text:p>7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3en.xlarge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dl1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f1.16xlarge</text:p>
          </table:table-cell>
          <table:table-cell office:value-type="float" office:value="394" table:style-name="ce1">
            <text:p>39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f1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f1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2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2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3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3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3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3s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ad.1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ad.2xlarge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ad.4x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ad.8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ad.xlarge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dn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dn.16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dn.2x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dn.4x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dn.8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dn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4dn.x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.1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.1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.48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g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g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g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g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g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5g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h1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h1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h1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h1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hpc6a.48xlarge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hs1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2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2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2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2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en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en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e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en.3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en.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e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en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3e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m4gn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m4g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m4gn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m4gn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m4g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m4g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nf1.24xlarge</text:p>
          </table:table-cell>
          <table:table-cell office:value-type="float" office:value="321" table:style-name="ce1">
            <text:p>321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nf1.2xlarge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nf1.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nf1.xlarge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s4ge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s4gen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s4gen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s4ge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s4gen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is4ge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1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1.medium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1.small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1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2.2xlarge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2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2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3.2xlarge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3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3.medium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3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4.10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4.1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4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4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4.large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4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d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d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d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a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n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n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n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n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n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n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d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n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n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n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n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n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n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zn.1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z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zn.3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zn.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z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zn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5z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3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48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a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d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d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d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d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g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3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6i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mac1.metal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2.1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2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2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3.1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3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3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3dn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p4d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3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3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3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3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3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4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4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4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4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4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4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d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d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d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a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b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b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b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b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b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b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b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b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b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n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n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n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n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n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n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d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n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n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n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n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n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n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n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5n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d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d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d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d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g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3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r6i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1.micr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2.2xlarge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2.large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2.medium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2.micr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2.nan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2.small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2.xlarge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.large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.medium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.micr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.nan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.small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a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a.large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a.medium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a.micr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a.nan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a.small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3a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4g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4g.large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4g.medium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4g.micr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4g.nano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4g.small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t4g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12tb1.11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12tb1.metal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18tb1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24tb1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3tb1.5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6tb1.11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6tb1.5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6tb1.metal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9tb1.11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u-9tb1.metal</text:p>
          </table:table-cell>
          <table:table-cell office:value-type="float" office:value="147" table:style-name="ce1">
            <text:p>14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vt1.24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vt1.3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vt1.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1.1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1.3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1e.1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1e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1e.3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1e.4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1e.8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1e.x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gd.12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gd.16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g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gd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gd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g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gd.medium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gd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g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iezn.1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iezn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iezn.4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iezn.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iezn.8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x2iezn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z1d.12xlarge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z1d.2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z1d.3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z1d.6xlarge</text:p>
          </table:table-cell>
          <table:table-cell office:value-type="float" office:value="234" table:style-name="ce1">
            <text:p>234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z1d.large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z1d.metal</text:p>
          </table:table-cell>
          <table:table-cell office:value-type="float" office:value="737" table:style-name="ce1">
            <text:p>737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z1d.xlarge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number-rows-repeated="1048080" table:style-name="ro3">
          <table:table-cell table:number-columns-repeated="16384"/>
        </table:table-row>
      </table:table>
      <table:table table:name="maxENI" table:style-name="ta1"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15" table:number-columns-repeated="16381" table:default-cell-style-name="ce1"/>
        <table:table-row table:style-name="ro3">
          <table:table-cell office:value-type="string" table:style-name="ce1">
            <text:p>IPv4addr</text:p>
          </table:table-cell>
          <table:table-cell office:value-type="string" table:style-name="ce1">
            <text:p>MaxENI</text:p>
          </table:table-cell>
          <table:table-cell office:value-type="string" table:style-name="ce1">
            <text:p>Typ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i.3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a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ad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2.2xlarge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1.micro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3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d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s4gen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i.2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5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1e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2iedn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6g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b.1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5d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gd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a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6g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ad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6g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a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5zn.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3.16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5ad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2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4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a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4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5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6gd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ad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dn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6a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4.4xlarge</text:p>
          </table:table-cell>
          <table:table-cell table:number-columns-repeated="16381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en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3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3en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3en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d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m4gn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zn.6xlarge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g.nano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s4gen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2gd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1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ad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2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1e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a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6gd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4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dn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a.4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m4gn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n.2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6gd.medium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2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2iedn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3a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gd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2iezn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n.1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a.3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gd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3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i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d.1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ad.2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gn.16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5n.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6a.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6gd.medium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ad.4xlarge</text:p>
          </table:table-cell>
          <table:table-cell table:number-columns-repeated="1638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en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6i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gd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3en.3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i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1d.2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6g.medium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3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1e.3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g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6gd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a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a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dn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gn.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6i.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6i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i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5dn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zn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1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n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ad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ad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g.metal</text:p>
          </table:table-cell>
          <table:table-cell table:number-columns-repeated="16381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3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a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i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6g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a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c1.metal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1.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5b.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x2gd.medium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ad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5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3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6i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n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2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5g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2gd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1.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4ad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.metal</text:p>
          </table:table-cell>
          <table:table-cell table:number-columns-repeated="1638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3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1.8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5a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dn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n.8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a.small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4ad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t1.3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2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a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3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2iezn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d.4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6gd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g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ad.2xlarge</text:p>
          </table:table-cell>
          <table:table-cell table:number-columns-repeated="1638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2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d.2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m4gn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4dn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a.4xlarge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2.micro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3.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1.medium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3.2xlarge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3.medium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gd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zn.3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6g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.12xlarge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3a.medium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a.metal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4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ad.1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6gd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4dn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n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i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u-3tb1.56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en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1d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d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gn.4xlarge</text:p>
          </table:table-cell>
          <table:table-cell table:number-columns-repeated="1638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2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gd.16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6g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4ad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gd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ad.8xlarge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1.medium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a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g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dn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n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6g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2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5d.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idn.2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-12tb1.1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d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n.9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gn.1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f1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i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4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d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6i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gd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b.metal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g.medium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1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4g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5.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5ad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a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g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.9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d.16xlarge</text:p>
          </table:table-cell>
          <table:table-cell table:number-columns-repeated="1638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dn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2gd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4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-6tb1.5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4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d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1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n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t1.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d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3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5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f1.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dn.metal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6gn.medium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n.18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5d.large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.nano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6gd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ad.2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5g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zn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a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a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a.2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1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iezn.1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n.16xlarge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g.micro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.micro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5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5g.16xlarge</text:p>
          </table:table-cell>
          <table:table-cell table:number-columns-repeated="1638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g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a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d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gd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b.2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3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b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b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4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d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a.1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.2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3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4d.2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n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-6tb1.1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ad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f1.2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g.smal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3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a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5g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a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a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s4gen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2iedn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a.4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6g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1.metal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b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4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4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3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dn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4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d.2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ad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i.3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6i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d.1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n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i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a.8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5n.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i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1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n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i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3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2gd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5dn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2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3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2gd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h1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en.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g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zn.1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m4gn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ad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d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dn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iedn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1e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6i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n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5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3en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2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iezn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vt1.2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gn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4g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6g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6gd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4ad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dn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iedn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6gd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g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4.8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5a.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m4gn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2iezn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dn.2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z1d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dn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n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m4gn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a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gd.8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3.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1e.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6gn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6i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dn.16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6g.medium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3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1d.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n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2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3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idn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dn.1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n.metal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5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gn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n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b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idn.3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zn.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1d.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ad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4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d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l1.2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3.16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x2gd.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4.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g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5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1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d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1.4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4dn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3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2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d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n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.1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s4gen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d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ad.8xlarge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2.medium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3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a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ad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z1d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3.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d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a.24xlarge</text:p>
          </table:table-cell>
          <table:table-cell table:number-columns-repeated="1638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3a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6i.1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4.10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4dn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ad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2iezn.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2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a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f1.2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ad.16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5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5g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i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6a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6g.2xlarge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a.nano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a.3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3en.meta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3dn.24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5ad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x1e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d.4xlarge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1.medium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2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x2iedn.32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4ad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s4gen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2.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4dn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2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1.16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a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1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5a.2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dn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a.24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1.smal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i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gd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gd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6a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6gd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1.3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b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3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-9tb1.1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gd.1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n.metal</text:p>
          </table:table-cell>
          <table:table-cell table:number-columns-repeated="1638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3.medium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6gd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x2iedn.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6g.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3.2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1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5d.9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3en.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5n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3.8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6gd.medium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2.16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5.4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c2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g.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3s.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s4gen.medium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4dn.8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4dn.4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5.1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a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6g.metal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3a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g.8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3.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d.1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6a.48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5n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6gd.8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5a.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2.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3.metal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6gd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5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5dn.24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3en.xlarge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2.nano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6gd.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3.small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6i.32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g.metal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i.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6i.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5g.4xlarge</text:p>
          </table:table-cell>
          <table:table-cell table:number-columns-repeated="1638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6i.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2.smal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z1d.3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6i.8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3en.6xlarge</text:p>
          </table:table-cell>
          <table:table-cell table:number-columns-repeated="1638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6g.medium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6g.2xlarge</text:p>
          </table:table-cell>
          <table:table-cell table:number-columns-repeated="1638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3a.micro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5a.12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5a.8xlarge</text:p>
          </table:table-cell>
          <table:table-cell table:number-columns-repeated="16381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6i.metal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6a.8xlarge</text:p>
          </table:table-cell>
          <table:table-cell table:number-columns-repeated="1638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3en.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4.4xlarge</text:p>
          </table:table-cell>
          <table:table-cell table:number-columns-repeated="16381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3en.12xlarge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6i.2xlarge</text:p>
          </table:table-cell>
          <table:table-cell table:number-columns-repeated="16381"/>
        </table:table-row>
        <table:table-row table:number-rows-repeated="1048078" table:style-name="ro3">
          <table:table-cell table:number-columns-repeated="16384"/>
        </table:table-row>
      </table:table>
      <table:named-expressions>
        <table:named-range table:name="WARM_ENI_TARGET" table:cell-range-address="instance-based.$B$13" table:base-cell-address="instance-based.$A$1"/>
      </table:named-expressions>
      <table:database-ranges>
        <table:database-range table:target-range-address="instance-based.A22:instance-based.O24" table:name="Table3" table:display-filter-buttons="true"/>
        <table:database-range table:target-range-address="CidrData.A1:CidrData.B31" table:name="Table4" table:display-filter-buttons="true"/>
        <table:database-range table:target-range-address="maxPods.A1:maxPods.B1048576" table:name="Table2" table:display-filter-buttons="true"/>
        <table:database-range table:target-range-address="maxENI.A1:maxENI.C49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  <style:font-face style:name="Arial" svg:font-family="Arial"/>
    <style:font-face style:name="Calibri (Body)" svg:font-family="&quot;Calibri (Body)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" style:family="table-cell">
      <style:table-cell-properties fo:background-color="#C6EFCE"/>
      <style:text-properties fo:color="#006100"/>
    </style:style>
    <style:style style:name="cf2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3</meta:generator>
    <meta:initial-creator>Microsoft Office User</meta:initial-creator>
    <dc:creator>Microsoft Office User</dc:creator>
    <meta:creation-date>2022-04-16T05:07:36Z</meta:creation-date>
    <dc:date>2022-05-04T04:45:02Z</dc:date>
  </office:meta>
</office:document-meta>
</file>